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27622" draw:marker-start-width="0.279cm" draw:marker-end-width="0.279cm" draw:fill-color="#00a933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3" style:family="graphic" style:parent-style-name="standard">
      <style:graphic-properties svg:stroke-width="0.053cm" svg:stroke-color="#81aca6" draw:marker-start-width="0.279cm" draw:marker-end-width="0.279cm" draw:fill-color="#158466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0.88cm" fo:min-width="0.6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fill-color="#000000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17cm"/>
      <style:paragraph-properties style:writing-mode="lr-tb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933cm" fo:min-width="2.095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822cm" fo:min-width="3.61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1.805cm" fo:min-width="3.662cm" fo:wrap-option="wrap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936cm" fo:min-width="2.712cm" fo:wrap-option="wrap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931cm" fo:min-width="0.681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svg:stroke-color="#ff4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571cm" fo:min-width="0.321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16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158466"/>
      <style:paragraph-properties fo:text-align="center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tyle="italic"/>
    </style:style>
    <style:style style:name="P10" style:family="paragraph">
      <loext:graphic-properties draw:fill="none" draw:fill-color="#ffffff"/>
      <style:text-properties fo:font-style="italic"/>
    </style:style>
    <style:style style:name="P11" style:family="paragraph">
      <loext:graphic-properties draw:fill-color="#eeeeee"/>
      <style:paragraph-properties fo:text-align="center"/>
      <style:text-properties fo:font-size="9pt" style:font-size-asian="9pt" style:font-size-complex="9pt"/>
    </style:style>
    <style:style style:name="P12" style:family="paragraph">
      <style:paragraph-properties fo:text-align="center"/>
      <style:text-properties fo:font-size="13pt"/>
    </style:style>
    <style:style style:name="P13" style:family="paragraph">
      <loext:graphic-properties draw:fill-color="#dddddd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none"/>
      <style:paragraph-properties fo:text-align="center"/>
      <style:text-properties fo:font-size="13pt"/>
    </style:style>
    <style:style style:name="P15" style:family="paragraph">
      <loext:graphic-properties draw:fill-color="#dddddd"/>
      <style:paragraph-properties fo:text-align="center"/>
      <style:text-properties fo:font-size="13pt" style:font-size-asian="12pt" style:font-size-complex="12pt"/>
    </style:style>
    <style:style style:name="P16" style:family="paragraph">
      <style:paragraph-properties fo:text-align="center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size-asian="13pt" style:font-size-complex="13pt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7cm" svg:height="1.67cm" svg:x="7.003cm" svg:y="3.4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593cm" svg:y="5.37cm">
          <draw:text-box>
            <text:p text:style-name="P2"><text:span text:style-name="T1">A</text:span><text:span text:style-name="T2">l</text:span><text:span text:style-name="T2">ic</text:span><text:span text:style-name="T2">e</text:span></text:p>
          </draw:text-box>
        </draw:frame>
        <draw:custom-shape draw:style-name="gr1" draw:text-style-name="P1" draw:layer="layout" svg:width="1.67cm" svg:height="1.67cm" svg:x="9.304cm" svg:y="3.4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8.894cm" svg:y="5.37cm">
          <draw:text-box>
            <text:p text:style-name="P2"><text:span text:style-name="T1">B</text:span><text:span text:style-name="T2">o</text:span><text:span text:style-name="T2">b</text:span></text:p>
          </draw:text-box>
        </draw:frame>
        <draw:custom-shape draw:style-name="gr1" draw:text-style-name="P1" draw:layer="layout" svg:width="1.67cm" svg:height="1.67cm" svg:x="11.626cm" svg:y="3.42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11.216cm" svg:y="5.355cm">
          <draw:text-box>
            <text:p text:style-name="P2"><text:span text:style-name="T1">C</text:span><text:span text:style-name="T2">ar</text:span><text:span text:style-name="T2">ol</text:span></text:p>
          </draw:text-box>
        </draw:frame>
        <draw:custom-shape draw:style-name="gr1" draw:text-style-name="P1" draw:layer="layout" svg:width="1.67cm" svg:height="1.67cm" svg:x="13.927cm" svg:y="3.42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13.517cm" svg:y="5.355cm">
          <draw:text-box>
            <text:p text:style-name="P2"><text:span text:style-name="T1">D</text:span><text:span text:style-name="T2">a</text:span><text:span text:style-name="T2">vi</text:span><text:span text:style-name="T2">d</text:span></text:p>
          </draw:text-box>
        </draw:frame>
        <draw:custom-shape draw:style-name="gr3" draw:text-style-name="P4" draw:layer="layout" svg:width="1.67cm" svg:height="1.67cm" svg:x="7.107cm" svg:y="7.1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697cm" svg:y="9.07cm">
          <draw:text-box>
            <text:p text:style-name="P2"><text:span text:style-name="T1">E</text:span><text:span text:style-name="T2">ri</text:span><text:span text:style-name="T2">n</text:span></text:p>
          </draw:text-box>
        </draw:frame>
        <draw:custom-shape draw:style-name="gr3" draw:text-style-name="P4" draw:layer="layout" svg:width="1.67cm" svg:height="1.67cm" svg:x="9.508cm" svg:y="7.1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9.098cm" svg:y="9.07cm">
          <draw:text-box>
            <text:p text:style-name="P2"><text:span text:style-name="T1">F</text:span><text:span text:style-name="T2">r</text:span><text:span text:style-name="T2">a</text:span><text:span text:style-name="T2">n</text:span><text:span text:style-name="T2">k</text:span></text:p>
          </draw:text-box>
        </draw:frame>
        <draw:custom-shape draw:style-name="gr4" draw:text-style-name="P5" draw:layer="layout" svg:width="1.67cm" svg:height="1.67cm" svg:x="9.61cm" svg:y="13.646cm">
          <text:p/>
          <draw:enhanced-geometry svg:viewBox="0 0 21600 21600" draw:glue-points="10800 0 3163 3163 0 10800 3163 18437 10800 21600 18437 18437 21600 10800 18437 3163" draw:text-areas="3163 3163 18437 18437" draw:type="smiley" draw:modifiers="15834.8294434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9.2cm" svg:y="15.572cm">
          <draw:text-box>
            <text:p text:style-name="P2"><text:span text:style-name="T1">N</text:span><text:span text:style-name="T2">i</text:span><text:span text:style-name="T2">aj</text:span></text:p>
          </draw:text-box>
        </draw:frame>
        <draw:custom-shape draw:style-name="gr5" draw:text-style-name="P5" draw:layer="layout" svg:width="1.67cm" svg:height="1.67cm" svg:x="7.111cm" svg:y="13.64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smiley" draw:modifiers="15834.8294434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701cm" svg:y="15.572cm">
          <draw:text-box>
            <text:p text:style-name="P2"><text:span text:style-name="T1">M</text:span><text:span text:style-name="T2">al</text:span><text:span text:style-name="T2">lo</text:span><text:span text:style-name="T2">ry</text:span></text:p>
          </draw:text-box>
        </draw:frame>
        <draw:custom-shape draw:style-name="gr4" draw:text-style-name="P5" draw:layer="layout" svg:width="1.67cm" svg:height="1.67cm" svg:x="12.112cm" svg:y="13.646cm">
          <text:p/>
          <draw:enhanced-geometry svg:viewBox="0 0 21600 21600" draw:glue-points="10800 0 3163 3163 0 10800 3163 18437 10800 21600 18437 18437 21600 10800 18437 3163" draw:text-areas="3163 3163 18437 18437" draw:type="smiley" draw:modifiers="15834.8294434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11.702cm" svg:y="15.572cm">
          <draw:text-box>
            <text:p text:style-name="P2"><text:span text:style-name="T1">T</text:span><text:span text:style-name="T2">r</text:span><text:span text:style-name="T2">u</text:span><text:span text:style-name="T2">d</text:span><text:span text:style-name="T2">y</text:span></text:p>
          </draw:text-box>
        </draw:frame>
        <draw:custom-shape draw:style-name="gr6" draw:text-style-name="P6" draw:layer="layout" svg:width="1.67cm" svg:height="1.67cm" svg:x="7.313cm" svg:y="21.446cm">
          <text:p/>
          <draw:enhanced-geometry svg:viewBox="0 0 21600 21600" draw:glue-points="10800 0 3163 3163 0 10800 3163 18437 10800 21600 18437 18437 21600 10800 18437 3163" draw:text-areas="3163 3163 18437 18437" draw:type="smiley" draw:modifiers="16545.780969479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903cm" svg:y="23.372cm">
          <draw:text-box>
            <text:p text:style-name="P2"><text:span text:style-name="T1">G</text:span><text:span text:style-name="T2">ra</text:span><text:span text:style-name="T2">c</text:span><text:span text:style-name="T2">e</text:span></text:p>
          </draw:text-box>
        </draw:frame>
        <draw:frame draw:style-name="gr7" draw:text-style-name="P7" draw:layer="layout" svg:width="18.494cm" svg:height="0.963cm" svg:x="1.246cm" svg:y="27.35cm">
          <draw:text-box>
            <text:p><text:a xlink:href="https://en.wikipedia.org/wiki/Alice_and_Bob#Cast_of_characters" xlink:type="simple">https://en.wikipedia.org/wiki/Alice_and_Bob#Cast_of_characters</text:a></text:p>
          </draw:text-box>
        </draw:frame>
        <draw:frame draw:style-name="gr8" draw:text-style-name="P8" draw:layer="layout" svg:width="19cm" svg:height="1.195cm" svg:x="1cm" svg:y="1.1cm">
          <draw:text-box>
            <text:p text:style-name="P2"><text:span text:style-name="T3">T</text:span><text:span text:style-name="T3">h</text:span><text:span text:style-name="T3">e </text:span><text:span text:style-name="T3">G</text:span><text:span text:style-name="T3">o</text:span><text:span text:style-name="T3">o</text:span><text:span text:style-name="T3">d</text:span></text:p>
          </draw:text-box>
        </draw:frame>
        <draw:frame draw:style-name="gr8" draw:text-style-name="P8" draw:layer="layout" svg:width="19cm" svg:height="1.195cm" svg:x="1cm" svg:y="11.201cm">
          <draw:text-box>
            <text:p text:style-name="P2"><text:span text:style-name="T3">T</text:span><text:span text:style-name="T3">h</text:span><text:span text:style-name="T3">e </text:span><text:span text:style-name="T3">B</text:span><text:span text:style-name="T3">a</text:span><text:span text:style-name="T3">d</text:span></text:p>
          </draw:text-box>
        </draw:frame>
        <draw:frame draw:style-name="gr8" draw:text-style-name="P8" draw:layer="layout" svg:width="19cm" svg:height="1.195cm" svg:x="1cm" svg:y="19.302cm">
          <draw:text-box>
            <text:p text:style-name="P2"><text:span text:style-name="T3">T</text:span><text:span text:style-name="T3">h</text:span><text:span text:style-name="T3">e </text:span><text:span text:style-name="T3">U</text:span><text:span text:style-name="T3">g</text:span><text:span text:style-name="T3">l</text:span><text:span text:style-name="T3">y</text:span></text:p>
          </draw:text-box>
        </draw:frame>
        <draw:custom-shape draw:style-name="gr6" draw:text-style-name="P6" draw:layer="layout" svg:width="1.67cm" svg:height="1.67cm" svg:x="9.814cm" svg:y="21.446cm">
          <text:p/>
          <draw:enhanced-geometry svg:viewBox="0 0 21600 21600" draw:glue-points="10800 0 3163 3163 0 10800 3163 18437 10800 21600 18437 18437 21600 10800 18437 3163" draw:text-areas="3163 3163 18437 18437" draw:type="smiley" draw:modifiers="16545.780969479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9.404cm" svg:y="23.372cm">
          <draw:text-box>
            <text:p text:style-name="P2"><text:span text:style-name="T1">H</text:span><text:span text:style-name="T2">ei</text:span><text:span text:style-name="T2">di</text:span></text:p>
          </draw:text-box>
        </draw:frame>
        <draw:frame draw:style-name="gr9" draw:text-style-name="P10" draw:layer="layout" svg:width="5.266cm" svg:height="0.962cm" svg:x="2.548cm" svg:y="4.09cm">
          <draw:text-box>
            <text:p text:style-name="P9">Clients</text:p>
          </draw:text-box>
        </draw:frame>
        <draw:frame draw:style-name="gr9" draw:text-style-name="P10" draw:layer="layout" svg:width="5.266cm" svg:height="0.962cm" svg:x="2.548cm" svg:y="7.49cm">
          <draw:text-box>
            <text:p text:style-name="P9">Routers</text:p>
          </draw:text-box>
        </draw:frame>
        <draw:frame draw:style-name="gr9" draw:text-style-name="P10" draw:layer="layout" svg:width="5.266cm" svg:height="0.962cm" svg:x="2.548cm" svg:y="13.89cm">
          <draw:text-box>
            <text:p text:style-name="P9">Attackers</text:p>
          </draw:text-box>
        </draw:frame>
        <draw:frame draw:style-name="gr9" draw:text-style-name="P10" draw:layer="layout" svg:width="5.266cm" svg:height="0.962cm" svg:x="2.548cm" svg:y="21.99cm">
          <draw:text-box>
            <text:p text:style-name="P9">Attackers</text:p>
          </draw:text-box>
        </draw:frame>
        <draw:custom-shape draw:style-name="gr10" draw:text-style-name="P11" draw:layer="layout" svg:width="2.594cm" svg:height="1.182cm" svg:x="13.409cm" svg:y="16.558cm">
          <text:p text:style-name="P2"><text:span text:style-name="T4">An intruder or inside attacker</text:span></text:p>
          <draw:enhanced-geometry svg:viewBox="0 0 21600 21600" draw:glue-points="10800 0 0 10800 10800 21600 21600 10800 ?f40 ?f41" draw:text-areas="0 0 21600 21600" draw:type="rectangular-callout" draw:modifiers="2563.69942196532 -6554.86052409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4.109cm" svg:height="1.071cm" svg:x="10.61cm" svg:y="24.579cm">
          <text:p text:style-name="P2"><text:span text:style-name="T4">A mischievous designer or vendor or supplier</text:span></text:p>
          <draw:enhanced-geometry svg:viewBox="0 0 21600 21600" draw:glue-points="10800 0 0 10800 10800 21600 21600 10800 ?f40 ?f41" draw:text-areas="0 0 21600 21600" draw:type="rectangular-callout" draw:modifiers="1623.94160583942 -7193.283582089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4.161cm" svg:height="2.054cm" svg:x="4.958cm" svg:y="24.469cm">
          <text:p text:style-name="P2"><text:span text:style-name="T4">Government or state agency enforcing backdoors or deliberately weakening standards</text:span></text:p>
          <draw:enhanced-geometry svg:viewBox="0 0 21600 21600" draw:glue-points="10800 0 0 10800 10800 21600 21600 10800 ?f40 ?f41" draw:text-areas="0 0 21600 21600" draw:type="rectangular-callout" draw:modifiers="14002.1143680923 -3247.88321167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2.594cm" svg:height="1.182cm" svg:x="5.807cm" svg:y="16.868cm">
          <text:p text:style-name="P2"><text:span text:style-name="T4">A malicious, active attacker</text:span></text:p>
          <draw:enhanced-geometry svg:viewBox="0 0 21600 21600" draw:glue-points="10800 0 0 10800 10800 21600 21600 10800 ?f40 ?f41" draw:text-areas="0 0 21600 21600" draw:type="rectangular-callout" draw:modifiers="11536.6473988439 -8472.0202874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3.211cm" svg:height="1.185cm" svg:x="9.202cm" svg:y="16.937cm">
          <text:p text:style-name="P2"><text:span text:style-name="T4">An <text:s/>eavesdropper or passive attacker</text:span></text:p>
          <draw:enhanced-geometry svg:viewBox="0 0 21600 21600" draw:glue-points="10800 0 0 10800 10800 21600 21600 10800 ?f40 ?f41" draw:text-areas="0 0 21600 21600" draw:type="rectangular-callout" draw:modifiers="10712.5778331258 -8432.377740303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4" draw:text-style-name="P13" xml:id="id2" draw:id="id2" draw:layer="layout" svg:width="1.233cm" svg:height="1.233cm" svg:x="4.005cm" svg:y="5.27cm">
          <text:p text:style-name="P12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" draw:id="id1" draw:layer="layout" svg:width="1.233cm" svg:height="1.233cm" svg:x="4.005cm" svg:y="7.77cm">
          <text:p text:style-name="P12"><text:span text:style-name="T5">R2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svg:x1="4.621cm" svg:y1="7.77cm" svg:x2="4.621cm" svg:y2="6.503cm" draw:start-shape="id1" draw:start-glue-point="0" draw:end-shape="id2" draw:end-glue-point="2" svg:d="M4621 7770v-1267" svg:viewBox="0 0 1 1268">
          <text:p/>
        </draw:connector>
        <draw:custom-shape draw:style-name="gr16" draw:text-style-name="P15" xml:id="id3" draw:id="id3" draw:layer="layout" svg:width="1.233cm" svg:height="1.233cm" svg:x="3.005cm" svg:y="10.539cm">
          <text:p text:style-name="P12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line-skew="0.13cm" svg:x1="3.622cm" svg:y1="10.539cm" svg:x2="4.621cm" svg:y2="9.003cm" draw:start-shape="id3" draw:start-glue-point="4" draw:end-shape="id1" draw:end-glue-point="2" svg:d="M3622 10539v-639h999v-897" svg:viewBox="0 0 1000 1537">
          <text:p/>
        </draw:connector>
        <draw:frame draw:style-name="gr18" draw:text-style-name="P17" draw:layer="layout" svg:width="1.156cm" svg:height="0.763cm" svg:x="3.043cm" svg:y="10.774cm">
          <draw:text-box>
            <text:p text:style-name="P16"><text:span text:style-name="T7">C</text:span><text:span text:style-name="T7">3</text:span></text:p>
          </draw:text-box>
        </draw:frame>
        <draw:custom-shape draw:style-name="gr16" draw:text-style-name="P15" xml:id="id4" draw:id="id4" draw:layer="layout" svg:width="1.233cm" svg:height="1.233cm" svg:x="2.905cm" svg:y="2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2.943cm" svg:y="2.774cm">
          <draw:text-box>
            <text:p text:style-name="P16"><text:span text:style-name="T7">C</text:span><text:span text:style-name="T7">1</text:span></text:p>
          </draw:text-box>
        </draw:frame>
        <draw:connector draw:style-name="gr17" draw:text-style-name="P14" draw:layer="layout" draw:line-skew="-0.159cm" svg:x1="3.522cm" svg:y1="3.772cm" svg:x2="4.621cm" svg:y2="5.27cm" draw:start-shape="id4" draw:start-glue-point="8" draw:end-shape="id2" draw:end-glue-point="0" svg:d="M3522 3772v590h1099v908" svg:viewBox="0 0 1100 1499">
          <text:p/>
        </draw:connector>
        <draw:custom-shape draw:style-name="gr16" draw:text-style-name="P15" xml:id="id5" draw:id="id5" draw:layer="layout" svg:width="1.233cm" svg:height="1.233cm" svg:x="5.005cm" svg:y="2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5.043cm" svg:y="2.774cm">
          <draw:text-box>
            <text:p text:style-name="P16"><text:span text:style-name="T7">C</text:span><text:span text:style-name="T7">2</text:span></text:p>
          </draw:text-box>
        </draw:frame>
        <draw:connector draw:style-name="gr17" draw:text-style-name="P14" draw:layer="layout" draw:line-skew="-0.158cm" svg:x1="5.622cm" svg:y1="3.772cm" svg:x2="4.621cm" svg:y2="5.27cm" draw:start-shape="id5" draw:start-glue-point="8" draw:end-shape="id2" draw:end-glue-point="0" svg:d="M5622 3772v591h-1001v907" svg:viewBox="0 0 1002 1499">
          <text:p/>
        </draw:connector>
        <draw:custom-shape draw:style-name="gr16" draw:text-style-name="P15" xml:id="id6" draw:id="id6" draw:layer="layout" svg:width="1.233cm" svg:height="1.233cm" svg:x="5.005cm" svg:y="1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5.043cm" svg:y="10.774cm">
          <draw:text-box>
            <text:p text:style-name="P16"><text:span text:style-name="T7">C</text:span><text:span text:style-name="T7">4</text:span></text:p>
          </draw:text-box>
        </draw:frame>
        <draw:connector draw:style-name="gr17" draw:text-style-name="P14" draw:layer="layout" draw:line-skew="0.13cm" svg:x1="5.622cm" svg:y1="10.539cm" svg:x2="4.621cm" svg:y2="9.003cm" draw:start-shape="id6" draw:start-glue-point="4" draw:end-shape="id1" draw:end-glue-point="2" svg:d="M5622 10539v-639h-1001v-897" svg:viewBox="0 0 1002 1537">
          <text:p/>
        </draw:connector>
        <draw:custom-shape draw:style-name="gr14" draw:text-style-name="P13" xml:id="id8" draw:id="id8" draw:layer="layout" svg:width="1.233cm" svg:height="1.233cm" svg:x="14.305cm" svg:y="5.27cm">
          <text:p text:style-name="P12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7" draw:id="id7" draw:layer="layout" svg:width="1.233cm" svg:height="1.233cm" svg:x="12.805cm" svg:y="7.77cm">
          <text:p text:style-name="P12"><text:span text:style-name="T5">R2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line-skew="0.102cm" svg:x1="13.421cm" svg:y1="7.77cm" svg:x2="14.921cm" svg:y2="6.503cm" draw:start-shape="id7" draw:start-glue-point="0" draw:end-shape="id8" draw:end-glue-point="2" svg:d="M13421 7770v-532h1500v-735" svg:viewBox="0 0 1501 1268">
          <text:p/>
        </draw:connector>
        <draw:custom-shape draw:style-name="gr16" draw:text-style-name="P15" xml:id="id9" draw:id="id9" draw:layer="layout" svg:width="1.233cm" svg:height="1.233cm" svg:x="11.805cm" svg:y="1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line-skew="0.13cm" svg:x1="12.422cm" svg:y1="10.539cm" svg:x2="13.421cm" svg:y2="9.003cm" draw:start-shape="id9" draw:start-glue-point="4" draw:end-shape="id7" draw:end-glue-point="2" svg:d="M12422 10539v-639h999v-897" svg:viewBox="0 0 1000 1537">
          <text:p/>
        </draw:connector>
        <draw:frame draw:style-name="gr18" draw:text-style-name="P17" draw:layer="layout" svg:width="1.156cm" svg:height="0.763cm" svg:x="11.843cm" svg:y="10.774cm">
          <draw:text-box>
            <text:p text:style-name="P16"><text:span text:style-name="T7">C</text:span><text:span text:style-name="T7">3</text:span></text:p>
          </draw:text-box>
        </draw:frame>
        <draw:custom-shape draw:style-name="gr16" draw:text-style-name="P15" xml:id="id10" draw:id="id10" draw:layer="layout" svg:width="1.233cm" svg:height="1.233cm" svg:x="13.205cm" svg:y="2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3.243cm" svg:y="2.774cm">
          <draw:text-box>
            <text:p text:style-name="P16"><text:span text:style-name="T7">C</text:span><text:span text:style-name="T7">1</text:span></text:p>
          </draw:text-box>
        </draw:frame>
        <draw:connector draw:style-name="gr17" draw:text-style-name="P14" draw:layer="layout" draw:line-skew="-0.159cm" svg:x1="13.822cm" svg:y1="3.772cm" svg:x2="14.921cm" svg:y2="5.27cm" draw:start-shape="id10" draw:start-glue-point="8" draw:end-shape="id8" draw:end-glue-point="0" svg:d="M13822 3772v590h1099v908" svg:viewBox="0 0 1100 1499">
          <text:p/>
        </draw:connector>
        <draw:custom-shape draw:style-name="gr16" draw:text-style-name="P15" xml:id="id11" draw:id="id11" draw:layer="layout" svg:width="1.233cm" svg:height="1.233cm" svg:x="15.305cm" svg:y="2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5.343cm" svg:y="2.774cm">
          <draw:text-box>
            <text:p text:style-name="P16"><text:span text:style-name="T7">C</text:span><text:span text:style-name="T7">2</text:span></text:p>
          </draw:text-box>
        </draw:frame>
        <draw:connector draw:style-name="gr17" draw:text-style-name="P14" draw:layer="layout" draw:line-skew="-0.158cm" svg:x1="15.922cm" svg:y1="3.772cm" svg:x2="14.921cm" svg:y2="5.27cm" draw:start-shape="id11" draw:start-glue-point="8" draw:end-shape="id8" draw:end-glue-point="0" svg:d="M15922 3772v591h-1001v907" svg:viewBox="0 0 1002 1499">
          <text:p/>
        </draw:connector>
        <draw:custom-shape draw:style-name="gr16" draw:text-style-name="P15" xml:id="id12" draw:id="id12" draw:layer="layout" svg:width="1.233cm" svg:height="1.233cm" svg:x="13.805cm" svg:y="1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3.843cm" svg:y="10.774cm">
          <draw:text-box>
            <text:p text:style-name="P16"><text:span text:style-name="T7">C</text:span><text:span text:style-name="T7">4</text:span></text:p>
          </draw:text-box>
        </draw:frame>
        <draw:connector draw:style-name="gr17" draw:text-style-name="P14" draw:layer="layout" draw:line-skew="0.13cm" svg:x1="14.422cm" svg:y1="10.539cm" svg:x2="13.421cm" svg:y2="9.003cm" draw:start-shape="id12" draw:start-glue-point="4" draw:end-shape="id7" draw:end-glue-point="2" svg:d="M14422 10539v-639h-1001v-897" svg:viewBox="0 0 1002 1537">
          <text:p/>
        </draw:connector>
        <draw:custom-shape draw:style-name="gr14" draw:text-style-name="P13" xml:id="id13" draw:id="id13" draw:layer="layout" svg:width="1.233cm" svg:height="1.233cm" svg:x="15.955cm" svg:y="7.77cm">
          <text:p text:style-name="P12"><text:span text:style-name="T5">R3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line-skew="0.102cm" svg:x1="16.571cm" svg:y1="7.77cm" svg:x2="14.921cm" svg:y2="6.503cm" draw:start-shape="id13" draw:start-glue-point="0" draw:end-shape="id8" draw:end-glue-point="2" svg:d="M16571 7770v-532h-1650v-735" svg:viewBox="0 0 1651 1268">
          <text:p/>
        </draw:connector>
        <draw:custom-shape draw:style-name="gr16" draw:text-style-name="P15" xml:id="id14" draw:id="id14" draw:layer="layout" svg:width="1.233cm" svg:height="1.233cm" svg:x="15.955cm" svg:y="1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5.993cm" svg:y="10.774cm">
          <draw:text-box>
            <text:p text:style-name="P16"><text:span text:style-name="T7">C</text:span><text:span text:style-name="T7">5</text:span></text:p>
          </draw:text-box>
        </draw:frame>
        <draw:connector draw:style-name="gr17" draw:text-style-name="P14" draw:layer="layout" svg:x1="16.572cm" svg:y1="10.539cm" svg:x2="16.571cm" svg:y2="9.003cm" draw:start-shape="id14" draw:start-glue-point="4" draw:end-shape="id13" draw:end-glue-point="2" svg:d="M16572 10539v-769h-1v-767" svg:viewBox="0 0 2 1537">
          <text:p/>
        </draw:connector>
        <draw:frame draw:style-name="gr19" draw:text-style-name="P8" draw:layer="layout" svg:width="6.417cm" svg:height="0.962cm" svg:x="1.657cm" svg:y="1cm">
          <draw:text-box>
            <text:p text:style-name="P2"><text:span text:style-name="T8">T</text:span><text:span text:style-name="T8">P</text:span><text:span text:style-name="T8">1</text:span>: Remote Edge</text:p>
          </draw:text-box>
        </draw:frame>
        <draw:frame draw:style-name="gr19" draw:text-style-name="P8" draw:layer="layout" svg:width="6.417cm" svg:height="0.962cm" svg:x="11.758cm" svg:y="1cm">
          <draw:text-box>
            <text:p text:style-name="P2"><text:span text:style-name="T8">T</text:span><text:span text:style-name="T8">P</text:span><text:span text:style-name="T8">2</text:span>: Edge-Cloud</text:p>
          </draw:text-box>
        </draw:frame>
        <draw:custom-shape draw:style-name="gr14" draw:text-style-name="P13" xml:id="id16" draw:id="id16" draw:layer="layout" svg:width="1.233cm" svg:height="1.233cm" svg:x="8.006cm" svg:y="17.784cm">
          <text:p text:style-name="P12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5" draw:id="id15" draw:layer="layout" svg:width="1.233cm" svg:height="1.233cm" svg:x="5.306cm" svg:y="20.284cm">
          <text:p text:style-name="P12"><text:span text:style-name="T5">R2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line-skew="0.102cm" svg:x1="5.922cm" svg:y1="20.284cm" svg:x2="8.622cm" svg:y2="19.017cm" draw:start-shape="id15" draw:start-glue-point="0" draw:end-shape="id16" draw:end-glue-point="2" svg:d="M5922 20284v-532h2700v-735" svg:viewBox="0 0 2701 1268">
          <text:p/>
        </draw:connector>
        <draw:custom-shape draw:style-name="gr16" draw:text-style-name="P15" xml:id="id17" draw:id="id17" draw:layer="layout" svg:width="1.233cm" svg:height="1.233cm" svg:x="4.306cm" svg:y="2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line-skew="0.13cm" svg:x1="4.923cm" svg:y1="23.053cm" svg:x2="5.922cm" svg:y2="21.517cm" draw:start-shape="id17" draw:start-glue-point="4" draw:end-shape="id15" draw:end-glue-point="2" svg:d="M4923 23053v-639h999v-897" svg:viewBox="0 0 1000 1537">
          <text:p/>
        </draw:connector>
        <draw:frame draw:style-name="gr18" draw:text-style-name="P17" draw:layer="layout" svg:width="1.156cm" svg:height="0.763cm" svg:x="4.344cm" svg:y="23.288cm">
          <draw:text-box>
            <text:p text:style-name="P16"><text:span text:style-name="T7">C</text:span><text:span text:style-name="T7">3</text:span></text:p>
          </draw:text-box>
        </draw:frame>
        <draw:custom-shape draw:style-name="gr16" draw:text-style-name="P15" xml:id="id18" draw:id="id18" draw:layer="layout" svg:width="1.233cm" svg:height="1.233cm" svg:x="6.906cm" svg:y="1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6.944cm" svg:y="15.288cm">
          <draw:text-box>
            <text:p text:style-name="P16"><text:span text:style-name="T7">C</text:span><text:span text:style-name="T7">1</text:span></text:p>
          </draw:text-box>
        </draw:frame>
        <draw:connector draw:style-name="gr17" draw:text-style-name="P14" draw:layer="layout" draw:line-skew="-0.159cm" svg:x1="7.523cm" svg:y1="16.286cm" svg:x2="8.622cm" svg:y2="17.784cm" draw:start-shape="id18" draw:start-glue-point="8" draw:end-shape="id16" draw:end-glue-point="0" svg:d="M7523 16286v590h1099v908" svg:viewBox="0 0 1100 1499">
          <text:p/>
        </draw:connector>
        <draw:custom-shape draw:style-name="gr16" draw:text-style-name="P15" xml:id="id19" draw:id="id19" draw:layer="layout" svg:width="1.233cm" svg:height="1.233cm" svg:x="9.006cm" svg:y="1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9.044cm" svg:y="15.288cm">
          <draw:text-box>
            <text:p text:style-name="P16"><text:span text:style-name="T7">C</text:span><text:span text:style-name="T7">2</text:span></text:p>
          </draw:text-box>
        </draw:frame>
        <draw:connector draw:style-name="gr17" draw:text-style-name="P14" draw:layer="layout" draw:line-skew="-0.158cm" svg:x1="9.623cm" svg:y1="16.286cm" svg:x2="8.622cm" svg:y2="17.784cm" draw:start-shape="id19" draw:start-glue-point="8" draw:end-shape="id16" draw:end-glue-point="0" svg:d="M9623 16286v591h-1001v907" svg:viewBox="0 0 1002 1499">
          <text:p/>
        </draw:connector>
        <draw:custom-shape draw:style-name="gr16" draw:text-style-name="P15" xml:id="id20" draw:id="id20" draw:layer="layout" svg:width="1.233cm" svg:height="1.233cm" svg:x="6.306cm" svg:y="2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6.344cm" svg:y="23.288cm">
          <draw:text-box>
            <text:p text:style-name="P16"><text:span text:style-name="T7">C</text:span><text:span text:style-name="T7">4</text:span></text:p>
          </draw:text-box>
        </draw:frame>
        <draw:connector draw:style-name="gr17" draw:text-style-name="P14" draw:layer="layout" draw:line-skew="0.13cm" svg:x1="6.923cm" svg:y1="23.053cm" svg:x2="5.922cm" svg:y2="21.517cm" draw:start-shape="id20" draw:start-glue-point="4" draw:end-shape="id15" draw:end-glue-point="2" svg:d="M6923 23053v-639h-1001v-897" svg:viewBox="0 0 1002 1537">
          <text:p/>
        </draw:connector>
        <draw:custom-shape draw:style-name="gr14" draw:text-style-name="P13" xml:id="id21" draw:id="id21" draw:layer="layout" svg:width="1.233cm" svg:height="1.233cm" svg:x="10.756cm" svg:y="20.284cm">
          <text:p text:style-name="P12"><text:span text:style-name="T5">R3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line-skew="0.102cm" svg:x1="11.372cm" svg:y1="20.284cm" svg:x2="8.622cm" svg:y2="19.017cm" draw:start-shape="id21" draw:start-glue-point="0" draw:end-shape="id16" draw:end-glue-point="2" svg:d="M11372 20284v-532h-2750v-735" svg:viewBox="0 0 2751 1268">
          <text:p/>
        </draw:connector>
        <draw:custom-shape draw:style-name="gr16" draw:text-style-name="P15" xml:id="id22" draw:id="id22" draw:layer="layout" svg:width="1.233cm" svg:height="1.233cm" svg:x="12.345cm" svg:y="2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2.383cm" svg:y="25.978cm">
          <draw:text-box>
            <text:p text:style-name="P16"><text:span text:style-name="T7">C</text:span><text:span text:style-name="T7">7</text:span></text:p>
          </draw:text-box>
        </draw:frame>
        <draw:connector draw:style-name="gr17" draw:text-style-name="P14" draw:layer="layout" svg:x1="12.962cm" svg:y1="25.743cm" svg:x2="12.955cm" svg:y2="24.317cm" draw:start-shape="id22" draw:start-glue-point="4" svg:d="M12962 25743v-977h-7v-449" svg:viewBox="0 0 8 1427">
          <text:p/>
        </draw:connector>
        <draw:frame draw:style-name="gr20" draw:text-style-name="P8" draw:layer="layout" svg:width="8.106cm" svg:height="1.673cm" svg:x="5.459cm" svg:y="13.514cm">
          <draw:text-box>
            <text:p text:style-name="P2"><text:span text:style-name="T8">T</text:span><text:span text:style-name="T8">P</text:span><text:span text:style-name="T8">3</text:span>: Edge-Tree-Cloud</text:p>
          </draw:text-box>
        </draw:frame>
        <draw:custom-shape draw:style-name="gr14" draw:text-style-name="P13" xml:id="id24" draw:id="id24" draw:layer="layout" svg:width="1.233cm" svg:height="1.233cm" svg:x="9.333cm" svg:y="23.084cm">
          <text:p text:style-name="P12"><text:span text:style-name="T5">R</text:span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3" draw:id="id23" draw:layer="layout" svg:width="1.233cm" svg:height="1.233cm" svg:x="12.345cm" svg:y="23.084cm">
          <text:p text:style-name="P12"><text:span text:style-name="T5">R</text:span><text:span text:style-name="T5">5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svg:x1="12.961cm" svg:y1="23.084cm" svg:x2="11.372cm" svg:y2="21.517cm" draw:start-shape="id23" draw:start-glue-point="0" draw:end-shape="id21" draw:end-glue-point="2" svg:d="M12961 23084v-784h-1589v-783" svg:viewBox="0 0 1590 1568">
          <text:p/>
        </draw:connector>
        <draw:connector draw:style-name="gr15" draw:text-style-name="P14" draw:layer="layout" svg:x1="9.949cm" svg:y1="23.084cm" svg:x2="11.372cm" svg:y2="21.517cm" draw:start-shape="id24" draw:start-glue-point="0" draw:end-shape="id21" draw:end-glue-point="2" svg:d="M9949 23084v-784h1423v-783" svg:viewBox="0 0 1424 1568">
          <text:p/>
        </draw:connector>
        <draw:custom-shape draw:style-name="gr16" draw:text-style-name="P15" xml:id="id25" draw:id="id25" draw:layer="layout" svg:width="1.233cm" svg:height="1.233cm" svg:x="8.306cm" svg:y="2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4" draw:layer="layout" draw:line-skew="0.252cm" svg:x1="8.923cm" svg:y1="25.743cm" svg:x2="9.922cm" svg:y2="24.331cm" draw:start-shape="id25" draw:start-glue-point="4" svg:d="M8923 25743v-718h999v-694" svg:viewBox="0 0 1000 1413">
          <text:p/>
        </draw:connector>
        <draw:frame draw:style-name="gr18" draw:text-style-name="P17" draw:layer="layout" svg:width="1.156cm" svg:height="0.763cm" svg:x="8.344cm" svg:y="25.978cm">
          <draw:text-box>
            <text:p text:style-name="P16"><text:span text:style-name="T7">C</text:span><text:span text:style-name="T7">5</text:span></text:p>
          </draw:text-box>
        </draw:frame>
        <draw:custom-shape draw:style-name="gr16" draw:text-style-name="P15" xml:id="id26" draw:id="id26" draw:layer="layout" svg:width="1.233cm" svg:height="1.233cm" svg:x="10.306cm" svg:y="2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0.344cm" svg:y="25.978cm">
          <draw:text-box>
            <text:p text:style-name="P16"><text:span text:style-name="T7">C</text:span><text:span text:style-name="T7">6</text:span></text:p>
          </draw:text-box>
        </draw:frame>
        <draw:connector draw:style-name="gr17" draw:text-style-name="P14" draw:layer="layout" draw:line-skew="0.248cm" svg:x1="10.923cm" svg:y1="25.743cm" svg:x2="9.922cm" svg:y2="24.331cm" draw:start-shape="id26" draw:start-glue-point="4" svg:d="M10923 25743v-722h-1001v-690" svg:viewBox="0 0 1002 1413">
          <text:p/>
        </draw:connector>
        <draw:custom-shape draw:style-name="gr16" draw:text-style-name="P15" xml:id="id27" draw:id="id27" draw:layer="layout" svg:width="1.233cm" svg:height="1.233cm" svg:x="14.445cm" svg:y="25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4.483cm" svg:y="25.978cm">
          <draw:text-box>
            <text:p text:style-name="P16"><text:span text:style-name="T7">C</text:span><text:span text:style-name="T7">8</text:span></text:p>
          </draw:text-box>
        </draw:frame>
        <draw:connector draw:style-name="gr17" draw:text-style-name="P14" draw:layer="layout" svg:x1="15.062cm" svg:y1="25.743cm" svg:x2="11.989cm" svg:y2="20.9cm" draw:start-shape="id27" draw:start-glue-point="4" draw:end-shape="id21" draw:end-glue-point="1" svg:d="M15062 25743v-4843h-3073" svg:viewBox="0 0 3074 4844">
          <text:p/>
        </draw:connector>
      </draw:page>
      <draw:page draw:name="page3" draw:style-name="dp1" draw:master-page-name="Default">
        <draw:custom-shape draw:style-name="gr14" draw:text-style-name="P13" xml:id="id28" draw:id="id28" draw:layer="layout" svg:width="1.233cm" svg:height="1.233cm" svg:x="5.205cm" svg:y="5.171cm">
          <text:p text:style-name="P12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9" draw:id="id29" draw:layer="layout" svg:width="1.233cm" svg:height="1.233cm" svg:x="9.405cm" svg:y="5.171cm">
          <text:p text:style-name="P12"><text:span text:style-name="T5">R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30" draw:id="id30" draw:layer="layout" svg:width="1.233cm" svg:height="1.233cm" svg:x="13.705cm" svg:y="5.171cm">
          <text:p text:style-name="P12"><text:span text:style-name="T5">R3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line-skew="-0.11cm" svg:x1="5.821cm" svg:y1="5.171cm" svg:x2="10.021cm" svg:y2="5.171cm" draw:start-shape="id28" draw:start-glue-point="0" draw:end-shape="id29" draw:end-glue-point="0" svg:d="M5821 5171v-638h4200v638" svg:viewBox="0 0 4201 639">
          <text:p/>
        </draw:connector>
        <draw:connector draw:style-name="gr15" draw:text-style-name="P14" draw:layer="layout" draw:line-skew="-0.617cm" svg:x1="5.821cm" svg:y1="5.171cm" svg:x2="14.321cm" svg:y2="5.171cm" draw:start-shape="id28" draw:start-glue-point="0" draw:end-shape="id30" draw:end-glue-point="0" svg:d="M5821 5171v-1145h8500v1145" svg:viewBox="0 0 8501 1146">
          <text:p/>
        </draw:connector>
        <draw:connector draw:style-name="gr15" draw:text-style-name="P14" draw:layer="layout" draw:line-skew="0.69cm" svg:x1="14.321cm" svg:y1="6.404cm" svg:x2="5.821cm" svg:y2="6.404cm" draw:start-shape="id30" draw:start-glue-point="2" draw:end-shape="id28" draw:end-glue-point="2" svg:d="M14321 6404v1216h-8500v-1216" svg:viewBox="0 0 8501 1217">
          <text:p/>
        </draw:connector>
        <draw:connector draw:style-name="gr15" draw:text-style-name="P14" draw:layer="layout" draw:line-skew="0.139cm" svg:x1="14.321cm" svg:y1="6.404cm" svg:x2="10.021cm" svg:y2="6.404cm" draw:start-shape="id30" draw:start-glue-point="2" draw:end-shape="id29" draw:end-glue-point="2" svg:d="M14321 6404v665h-4300v-665" svg:viewBox="0 0 4301 666">
          <text:p/>
        </draw:connector>
        <draw:connector draw:style-name="gr15" draw:text-style-name="P14" draw:layer="layout" svg:x1="9.405cm" svg:y1="5.787cm" svg:x2="6.438cm" svg:y2="5.787cm" draw:start-shape="id29" draw:start-glue-point="3" draw:end-shape="id28" draw:end-glue-point="1" svg:d="M9405 5787h-2967" svg:viewBox="0 0 2968 1">
          <text:p/>
        </draw:connector>
        <draw:connector draw:style-name="gr15" draw:text-style-name="P14" draw:layer="layout" svg:x1="10.638cm" svg:y1="5.787cm" svg:x2="13.705cm" svg:y2="5.787cm" draw:start-shape="id29" draw:start-glue-point="1" draw:end-shape="id30" draw:end-glue-point="3" svg:d="M10638 5787h3067" svg:viewBox="0 0 3068 1">
          <text:p/>
        </draw:connector>
        <draw:custom-shape draw:style-name="gr16" draw:text-style-name="P15" xml:id="id31" draw:id="id31" draw:layer="layout" svg:width="1.233cm" svg:height="1.233cm" svg:x="4.305cm" svg:y="9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4.343cm" svg:y="9.875cm">
          <draw:text-box>
            <text:p text:style-name="P16"><text:span text:style-name="T7">C</text:span><text:span text:style-name="T7">1</text:span></text:p>
          </draw:text-box>
        </draw:frame>
        <draw:custom-shape draw:style-name="gr16" draw:text-style-name="P15" xml:id="id32" draw:id="id32" draw:layer="layout" svg:width="1.233cm" svg:height="1.233cm" svg:x="6.105cm" svg:y="9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6.143cm" svg:y="9.875cm">
          <draw:text-box>
            <text:p text:style-name="P16"><text:span text:style-name="T7">C2</text:span></text:p>
          </draw:text-box>
        </draw:frame>
        <draw:custom-shape draw:style-name="gr16" draw:text-style-name="P15" xml:id="id35" draw:id="id35" draw:layer="layout" svg:width="1.233cm" svg:height="1.233cm" svg:x="13.705cm" svg:y="9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3.743cm" svg:y="9.875cm">
          <draw:text-box>
            <text:p text:style-name="P16"><text:span text:style-name="T7">C5</text:span></text:p>
          </draw:text-box>
        </draw:frame>
        <draw:connector draw:style-name="gr17" draw:text-style-name="P14" draw:layer="layout" draw:line-skew="0.437cm" svg:x1="4.922cm" svg:y1="9.64cm" svg:x2="5.39cm" svg:y2="6.588cm" draw:start-shape="id31" draw:start-glue-point="4" svg:d="M4922 9640v-1353h468v-1699" svg:viewBox="0 0 469 3053">
          <text:p/>
        </draw:connector>
        <draw:connector draw:style-name="gr17" draw:text-style-name="P14" draw:layer="layout" draw:line-skew="0.45cm" svg:x1="6.722cm" svg:y1="9.64cm" svg:x2="6.228cm" svg:y2="6.588cm" draw:start-shape="id32" draw:start-glue-point="4" svg:d="M6722 9640v-1340h-494v-1712" svg:viewBox="0 0 495 3053">
          <text:p/>
        </draw:connector>
        <draw:custom-shape draw:style-name="gr16" draw:text-style-name="P15" xml:id="id33" draw:id="id33" draw:layer="layout" svg:width="1.233cm" svg:height="1.233cm" svg:x="8.505cm" svg:y="9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8.543cm" svg:y="9.889cm">
          <draw:text-box>
            <text:p text:style-name="P16"><text:span text:style-name="T7">C</text:span><text:span text:style-name="T7">3</text:span></text:p>
          </draw:text-box>
        </draw:frame>
        <draw:custom-shape draw:style-name="gr16" draw:text-style-name="P15" xml:id="id34" draw:id="id34" draw:layer="layout" svg:width="1.233cm" svg:height="1.233cm" svg:x="10.305cm" svg:y="9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0.343cm" svg:y="9.889cm">
          <draw:text-box>
            <text:p text:style-name="P16"><text:span text:style-name="T7">C4</text:span></text:p>
          </draw:text-box>
        </draw:frame>
        <draw:connector draw:style-name="gr17" draw:text-style-name="P14" draw:layer="layout" draw:line-skew="0.437cm" svg:x1="9.122cm" svg:y1="9.654cm" svg:x2="9.59cm" svg:y2="6.602cm" draw:start-shape="id33" draw:start-glue-point="4" svg:d="M9122 9654v-1353h468v-1699" svg:viewBox="0 0 469 3053">
          <text:p/>
        </draw:connector>
        <draw:connector draw:style-name="gr17" draw:text-style-name="P14" draw:layer="layout" draw:line-skew="0.45cm" svg:x1="10.922cm" svg:y1="9.654cm" svg:x2="10.428cm" svg:y2="6.602cm" draw:start-shape="id34" draw:start-glue-point="4" svg:d="M10922 9654v-1340h-494v-1712" svg:viewBox="0 0 495 3053">
          <text:p/>
        </draw:connector>
        <draw:connector draw:style-name="gr17" draw:text-style-name="P14" draw:layer="layout" draw:line-skew="0.434cm" svg:x1="14.322cm" svg:y1="9.64cm" svg:x2="13.847cm" svg:y2="6.616cm" draw:start-shape="id35" draw:start-glue-point="4" svg:d="M14322 9640v-1342h-475v-1682" svg:viewBox="0 0 476 3025">
          <text:p/>
        </draw:connector>
        <draw:frame draw:style-name="gr19" draw:text-style-name="P8" draw:layer="layout" svg:width="6.417cm" svg:height="0.962cm" svg:x="4.358cm" svg:y="2.2cm">
          <draw:text-box>
            <text:p text:style-name="P2"><text:span text:style-name="T8">T</text:span><text:span text:style-name="T8">P</text:span><text:span text:style-name="T8">4</text:span>: Full Mesh</text:p>
          </draw:text-box>
        </draw:frame>
        <draw:custom-shape draw:style-name="gr14" draw:text-style-name="P13" xml:id="id36" draw:id="id36" draw:layer="layout" svg:width="1.233cm" svg:height="1.233cm" svg:x="2.005cm" svg:y="18.085cm">
          <text:p text:style-name="P12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37" draw:id="id37" draw:layer="layout" svg:width="1.233cm" svg:height="1.233cm" svg:x="6.205cm" svg:y="18.085cm">
          <text:p text:style-name="P12"><text:span text:style-name="T5">R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38" draw:id="id38" draw:layer="layout" svg:width="1.233cm" svg:height="1.233cm" svg:x="10.505cm" svg:y="18.085cm">
          <text:p text:style-name="P12"><text:span text:style-name="T5">R3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svg:x1="3.238cm" svg:y1="18.701cm" svg:x2="6.205cm" svg:y2="18.701cm" draw:start-shape="id36" draw:start-glue-point="1" draw:end-shape="id37" draw:end-glue-point="3" svg:d="M3238 18701h2967" svg:viewBox="0 0 2968 1">
          <text:p/>
        </draw:connector>
        <draw:connector draw:style-name="gr15" draw:text-style-name="P14" draw:layer="layout" draw:line-skew="-3.057cm" svg:x1="2.621cm" svg:y1="18.085cm" svg:x2="11.121cm" svg:y2="18.085cm" draw:start-shape="id36" draw:start-glue-point="0" draw:end-shape="id38" draw:end-glue-point="0" svg:d="M2621 18085v-3585h8500v3585" svg:viewBox="0 0 8501 3586">
          <text:p/>
        </draw:connector>
        <draw:connector draw:style-name="gr15" draw:text-style-name="P14" draw:layer="layout" draw:line-skew="1.256cm" svg:x1="6.821cm" svg:y1="19.318cm" svg:x2="19.021cm" svg:y2="19.318cm" draw:start-shape="id37" draw:start-glue-point="2" draw:end-shape="id39" draw:end-glue-point="2" svg:d="M6821 19318v1782h12200v-1782" svg:viewBox="0 0 12201 1783">
          <text:p/>
        </draw:connector>
        <draw:connector draw:style-name="gr15" draw:text-style-name="P14" draw:layer="layout" draw:line-skew="0.856cm" svg:x1="6.821cm" svg:y1="19.318cm" svg:x2="15.021cm" svg:y2="19.318cm" draw:start-shape="id37" draw:start-glue-point="2" draw:end-shape="id40" svg:d="M6821 19318v1382h8200v-1382" svg:viewBox="0 0 8201 1383">
          <text:p/>
        </draw:connector>
        <draw:connector draw:style-name="gr15" draw:text-style-name="P14" draw:layer="layout" draw:line-skew="-3.057cm" svg:x1="2.621cm" svg:y1="18.085cm" svg:x2="15.021cm" svg:y2="18.085cm" draw:start-shape="id36" draw:start-glue-point="0" draw:end-shape="id40" draw:end-glue-point="0" svg:d="M2621 18085v-3585h12400v3585" svg:viewBox="0 0 12401 3586">
          <text:p/>
        </draw:connector>
        <draw:connector draw:style-name="gr15" draw:text-style-name="P14" draw:layer="layout" svg:x1="7.438cm" svg:y1="18.701cm" svg:x2="10.505cm" svg:y2="18.701cm" draw:start-shape="id37" draw:start-glue-point="1" draw:end-shape="id38" draw:end-glue-point="3" svg:d="M7438 18701h3067" svg:viewBox="0 0 3068 1">
          <text:p/>
        </draw:connector>
        <draw:custom-shape draw:style-name="gr16" draw:text-style-name="P15" xml:id="id41" draw:id="id41" draw:layer="layout" svg:width="1.233cm" svg:height="1.233cm" svg:x="1.105cm" svg:y="24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.143cm" svg:y="24.989cm">
          <draw:text-box>
            <text:p text:style-name="P16"><text:span text:style-name="T7">C1</text:span></text:p>
          </draw:text-box>
        </draw:frame>
        <draw:custom-shape draw:style-name="gr16" draw:text-style-name="P15" xml:id="id42" draw:id="id42" draw:layer="layout" svg:width="1.233cm" svg:height="1.233cm" svg:x="2.905cm" svg:y="24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2.943cm" svg:y="24.989cm">
          <draw:text-box>
            <text:p text:style-name="P16"><text:span text:style-name="T7">C</text:span><text:span text:style-name="T7">2</text:span></text:p>
          </draw:text-box>
        </draw:frame>
        <draw:custom-shape draw:style-name="gr16" draw:text-style-name="P15" xml:id="id45" draw:id="id45" draw:layer="layout" svg:width="1.233cm" svg:height="1.233cm" svg:x="10.505cm" svg:y="24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0.543cm" svg:y="24.989cm">
          <draw:text-box>
            <text:p text:style-name="P16"><text:span text:style-name="T7">C</text:span><text:span text:style-name="T7">5</text:span></text:p>
          </draw:text-box>
        </draw:frame>
        <draw:connector draw:style-name="gr17" draw:text-style-name="P14" draw:layer="layout" draw:line-skew="0.863cm" svg:x1="1.722cm" svg:y1="24.754cm" svg:x2="2.19cm" svg:y2="19.402cm" draw:start-shape="id41" draw:start-glue-point="4" svg:d="M1722 24754v-2077h468v-3275" svg:viewBox="0 0 469 5353">
          <text:p/>
        </draw:connector>
        <draw:connector draw:style-name="gr17" draw:text-style-name="P14" draw:layer="layout" draw:line-skew="0.839cm" svg:x1="3.522cm" svg:y1="24.754cm" svg:x2="3.028cm" svg:y2="19.402cm" draw:start-shape="id42" draw:start-glue-point="4" svg:d="M3522 24754v-2101h-494v-3251" svg:viewBox="0 0 495 5353">
          <text:p/>
        </draw:connector>
        <draw:custom-shape draw:style-name="gr16" draw:text-style-name="P15" xml:id="id43" draw:id="id43" draw:layer="layout" svg:width="1.233cm" svg:height="1.233cm" svg:x="5.305cm" svg:y="24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5.343cm" svg:y="25.003cm">
          <draw:text-box>
            <text:p text:style-name="P16"><text:span text:style-name="T7">C3</text:span></text:p>
          </draw:text-box>
        </draw:frame>
        <draw:custom-shape draw:style-name="gr16" draw:text-style-name="P15" xml:id="id44" draw:id="id44" draw:layer="layout" svg:width="1.233cm" svg:height="1.233cm" svg:x="7.105cm" svg:y="24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7.143cm" svg:y="25.003cm">
          <draw:text-box>
            <text:p text:style-name="P16"><text:span text:style-name="T7">C</text:span><text:span text:style-name="T7">4</text:span></text:p>
          </draw:text-box>
        </draw:frame>
        <draw:connector draw:style-name="gr17" draw:text-style-name="P14" draw:layer="layout" draw:line-skew="0.873cm" svg:x1="5.922cm" svg:y1="24.768cm" svg:x2="6.39cm" svg:y2="19.416cm" draw:start-shape="id43" draw:start-glue-point="4" svg:d="M5922 24768v-2067h468v-3285" svg:viewBox="0 0 469 5353">
          <text:p/>
        </draw:connector>
        <draw:connector draw:style-name="gr17" draw:text-style-name="P14" draw:layer="layout" draw:line-skew="0.897cm" svg:x1="7.722cm" svg:y1="24.768cm" svg:x2="7.228cm" svg:y2="19.416cm" draw:start-shape="id44" draw:start-glue-point="4" svg:d="M7722 24768v-2043h-494v-3309" svg:viewBox="0 0 495 5353">
          <text:p/>
        </draw:connector>
        <draw:connector draw:style-name="gr17" draw:text-style-name="P14" draw:layer="layout" draw:line-skew="0.872cm" svg:x1="11.122cm" svg:y1="24.754cm" svg:x2="10.647cm" svg:y2="19.43cm" draw:start-shape="id45" draw:start-glue-point="4" svg:d="M11122 24754v-2054h-475v-3270" svg:viewBox="0 0 476 5325">
          <text:p/>
        </draw:connector>
        <draw:frame draw:style-name="gr19" draw:text-style-name="P8" draw:layer="layout" svg:width="6.417cm" svg:height="0.962cm" svg:x="1.158cm" svg:y="12.214cm">
          <draw:text-box>
            <text:p text:style-name="P2"><text:span text:style-name="T8">T</text:span><text:span text:style-name="T8">P</text:span><text:span text:style-name="T8">5</text:span>: 3-of-N Mesh</text:p>
          </draw:text-box>
        </draw:frame>
        <draw:custom-shape draw:style-name="gr14" draw:text-style-name="P13" xml:id="id40" draw:id="id40" draw:layer="layout" svg:width="1.233cm" svg:height="1.233cm" svg:x="14.405cm" svg:y="18.085cm">
          <text:p text:style-name="P12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39" draw:id="id39" draw:layer="layout" svg:width="1.233cm" svg:height="1.233cm" svg:x="18.405cm" svg:y="18.085cm">
          <text:p text:style-name="P12"><text:span text:style-name="T5">R</text:span><text:span text:style-name="T5">5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svg:x1="11.738cm" svg:y1="18.701cm" svg:x2="14.405cm" svg:y2="18.701cm" draw:start-shape="id38" draw:start-glue-point="1" draw:end-shape="id40" draw:end-glue-point="3" svg:d="M11738 18701h2667" svg:viewBox="0 0 2668 1">
          <text:p/>
        </draw:connector>
        <draw:connector draw:style-name="gr15" draw:text-style-name="P14" draw:layer="layout" draw:line-skew="0.456cm" svg:x1="11.121cm" svg:y1="19.318cm" svg:x2="19.021cm" svg:y2="19.318cm" draw:start-shape="id38" draw:start-glue-point="2" draw:end-shape="id39" draw:end-glue-point="2" svg:d="M11121 19318v982h7900v-982" svg:viewBox="0 0 7901 983">
          <text:p/>
        </draw:connector>
        <draw:connector draw:style-name="gr15" draw:text-style-name="P14" draw:layer="layout" draw:line-skew="0.456cm" svg:x1="11.121cm" svg:y1="19.318cm" svg:x2="2.621cm" svg:y2="19.318cm" draw:start-shape="id38" draw:start-glue-point="2" draw:end-shape="id36" draw:end-glue-point="2" svg:d="M11121 19318v982h-8500v-982" svg:viewBox="0 0 8501 983">
          <text:p/>
        </draw:connector>
        <draw:connector draw:style-name="gr15" draw:text-style-name="P14" draw:layer="layout" svg:x1="15.638cm" svg:y1="18.701cm" svg:x2="18.405cm" svg:y2="18.701cm" draw:start-shape="id40" draw:start-glue-point="1" draw:end-shape="id39" draw:end-glue-point="3" svg:d="M15638 18701h2767" svg:viewBox="0 0 2768 1">
          <text:p/>
        </draw:connector>
        <draw:connector draw:style-name="gr15" draw:text-style-name="P14" draw:layer="layout" draw:line-skew="0.636cm -6.244cm -0.179cm" svg:x1="15.638cm" svg:y1="18.701cm" svg:x2="2.005cm" svg:y2="18.701cm" draw:start-shape="id40" draw:start-glue-point="1" draw:end-shape="id36" draw:end-glue-point="3" svg:d="M15638 18701h1162v-5101h-15502v5101h707" svg:viewBox="0 0 15503 5102">
          <text:p/>
        </draw:connector>
        <draw:connector draw:style-name="gr15" draw:text-style-name="P14" draw:layer="layout" draw:line-skew="0.636cm -2.557cm" svg:x1="15.638cm" svg:y1="18.701cm" svg:x2="6.821cm" svg:y2="18.085cm" draw:start-shape="id40" draw:start-glue-point="1" draw:end-shape="id37" draw:end-glue-point="0" svg:d="M15638 18701h1162v-3701h-9979v3085" svg:viewBox="0 0 9980 3702">
          <text:p/>
        </draw:connector>
        <draw:connector draw:style-name="gr15" draw:text-style-name="P14" draw:layer="layout" draw:line-skew="0cm -6.244cm -0.177cm" svg:x1="19.638cm" svg:y1="18.701cm" svg:x2="2.005cm" svg:y2="18.701cm" draw:start-shape="id39" draw:start-glue-point="1" draw:end-shape="id36" draw:end-glue-point="3" svg:d="M19638 18701h526v-5101h-18864v5101h705" svg:viewBox="0 0 18865 5102">
          <text:p/>
        </draw:connector>
        <draw:connector draw:style-name="gr15" draw:text-style-name="P14" draw:layer="layout" draw:line-skew="0cm -1.957cm" svg:x1="19.638cm" svg:y1="18.701cm" svg:x2="6.821cm" svg:y2="18.085cm" draw:start-shape="id39" draw:start-glue-point="1" draw:end-shape="id37" draw:end-glue-point="0" svg:d="M19638 18701h526v-3101h-13343v2485" svg:viewBox="0 0 13344 3102">
          <text:p/>
        </draw:connector>
        <draw:connector draw:style-name="gr15" draw:text-style-name="P14" draw:layer="layout" draw:line-skew="0cm -1.345cm" svg:x1="19.638cm" svg:y1="18.701cm" svg:x2="11.121cm" svg:y2="18.085cm" draw:start-shape="id39" draw:start-glue-point="1" draw:end-shape="id38" draw:end-glue-point="0" svg:d="M19638 18701h526v-2489h-9043v1873" svg:viewBox="0 0 9044 2490">
          <text:p/>
        </draw:connector>
        <draw:custom-shape draw:style-name="gr16" draw:text-style-name="P15" xml:id="id46" draw:id="id46" draw:layer="layout" svg:width="1.233cm" svg:height="1.233cm" svg:x="14.395cm" svg:y="24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4.433cm" svg:y="25.003cm">
          <draw:text-box>
            <text:p text:style-name="P16"><text:span text:style-name="T7">C</text:span><text:span text:style-name="T7">6</text:span></text:p>
          </draw:text-box>
        </draw:frame>
        <draw:connector draw:style-name="gr17" draw:text-style-name="P14" draw:layer="layout" draw:line-skew="0.758cm" svg:x1="15.012cm" svg:y1="24.768cm" svg:x2="14.537cm" svg:y2="19.444cm" draw:start-shape="id46" draw:start-glue-point="4" svg:d="M15012 24768v-2168h-475v-3156" svg:viewBox="0 0 476 5325">
          <text:p/>
        </draw:connector>
        <draw:custom-shape draw:style-name="gr16" draw:text-style-name="P15" xml:id="id47" draw:id="id47" draw:layer="layout" svg:width="1.233cm" svg:height="1.233cm" svg:x="18.485cm" svg:y="2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.156cm" svg:height="0.763cm" svg:x="18.523cm" svg:y="25.017cm">
          <draw:text-box>
            <text:p text:style-name="P16"><text:span text:style-name="T7">C7</text:span></text:p>
          </draw:text-box>
        </draw:frame>
        <draw:connector draw:style-name="gr17" draw:text-style-name="P14" draw:layer="layout" draw:line-skew="0.744cm" svg:x1="19.102cm" svg:y1="24.782cm" svg:x2="18.627cm" svg:y2="19.458cm" draw:start-shape="id47" draw:start-glue-point="4" svg:d="M19102 24782v-2182h-475v-3142" svg:viewBox="0 0 476 532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10:16:59.912680561</meta:creation-date>
    <dc:date>2023-08-25T21:44:24.489463195</dc:date>
    <meta:editing-duration>PT1H1M25S</meta:editing-duration>
    <meta:editing-cycles>9</meta:editing-cycles>
    <meta:generator>LibreOffice/7.3.7.2$Linux_X86_64 LibreOffice_project/30$Build-2</meta:generator>
    <meta:document-statistic meta:object-count="173"/>
  </office:meta>
</office:document-meta>
</file>